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2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Задача 1.1:</text:p>
          </table:table-cell>
          <table:table-cell table:style-name="ce1" office:value-type="string" calcext:value-type="string">
            <text:p>Написать прототип реализующий заполнение Target из Source по примеру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В источнике данные хранятся в средном виде, а целевой таблице в интервальном. Суть задачи в том чтобы перенести интервальное хранение в срезное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Предполагается что прототип запускается каждый день в инкрементальном режиме и переносит данные только за дату запуска</text:p>
          </table:table-cell>
          <table:table-cell table:style-name="ce2" table:number-columns-repeated="4"/>
          <table:table-cell table:number-columns-repeated="10"/>
        </table:table-row>
        <table:table-row table:style-name="ro2">
          <table:table-cell table:number-columns-repeated="2"/>
          <table:table-cell table:style-name="ce2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ttr1</text:p>
          </table:table-cell>
          <table:table-cell table:style-name="ce2" office:value-type="string" calcext:value-type="string">
            <text:p>attr2</text:p>
          </table:table-cell>
          <table:table-cell office:value-type="string" calcext:value-type="string">
            <text:p>gregor_dt</text:p>
          </table:table-cell>
          <table:table-cell table:style-name="ce5"/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ttr1</text:p>
          </table:table-cell>
          <table:table-cell office:value-type="string" calcext:value-type="string">
            <text:p>attr2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end_dt</text:p>
          </table:table-cell>
          <table:table-cell table:style-name="ce2" office:value-type="string" calcext:value-type="string">
            <text:p>ctl_action</text:p>
          </table:table-cell>
          <table:table-cell office:value-type="string" calcext:value-type="string">
            <text:p>ctl_datechange</text:p>
          </table:table-cell>
        </table:table-row>
        <table:table-row table:style-name="ro1">
          <table:table-cell table:style-name="ce3" office:value-type="date" office:date-value="2023-01-01" calcext:value-type="date">
            <text:p>01.01.2023</text:p>
          </table:table-cell>
          <table:table-cell office:value-type="string" calcext:value-type="string">
            <text:p>Sour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1" calcext:value-type="float">
            <text:p>111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8"/>
          <table:table-cell table:style-name="ce9" office:value-type="date" office:date-value="2023-01-01" calcext:value-type="date">
            <text:p>01.01.2023</text:p>
          </table:table-cell>
          <table:table-cell table:style-name="ce10" office:value-type="string" calcext:value-type="string">
            <text:p>Targe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1" calcext:value-type="float">
            <text:p>111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7" office:value-type="date" office:date-value="9999-12-31" calcext:value-type="date">
            <text:p>31.12.9999</text:p>
          </table:table-cell>
          <table:table-cell table:style-name="ce4" office:value-type="string" calcext:value-type="string">
            <text:p>I</text:p>
          </table:table-cell>
          <table:table-cell table:style-name="ce7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2" calcext:value-type="float">
            <text:p>222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8"/>
          <table:table-cell table:style-name="ce10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2" calcext:value-type="float">
            <text:p>222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7" office:value-type="date" office:date-value="9999-12-31" calcext:value-type="date">
            <text:p>31.12.9999</text:p>
          </table:table-cell>
          <table:table-cell table:style-name="ce4" office:value-type="string" calcext:value-type="string">
            <text:p>I</text:p>
          </table:table-cell>
          <table:table-cell table:style-name="ce7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33" calcext:value-type="float">
            <text:p>333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8"/>
          <table:table-cell table:style-name="ce10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33" calcext:value-type="float">
            <text:p>333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7" office:value-type="date" office:date-value="9999-12-31" calcext:value-type="date">
            <text:p>31.12.9999</text:p>
          </table:table-cell>
          <table:table-cell table:style-name="ce4" office:value-type="string" calcext:value-type="string">
            <text:p>I</text:p>
          </table:table-cell>
          <table:table-cell table:style-name="ce7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55" calcext:value-type="float">
            <text:p>555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8"/>
          <table:table-cell table:style-name="ce10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55" calcext:value-type="float">
            <text:p>555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7" office:value-type="date" office:date-value="9999-12-31" calcext:value-type="date">
            <text:p>31.12.9999</text:p>
          </table:table-cell>
          <table:table-cell table:style-name="ce4" office:value-type="string" calcext:value-type="string">
            <text:p>I</text:p>
          </table:table-cell>
          <table:table-cell table:style-name="ce7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66" calcext:value-type="float">
            <text:p>666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8"/>
          <table:table-cell table:style-name="ce10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66" calcext:value-type="float">
            <text:p>666</text:p>
          </table:table-cell>
          <table:table-cell table:style-name="ce7" office:value-type="date" office:date-value="2023-01-01" calcext:value-type="date">
            <text:p>01.01.2023</text:p>
          </table:table-cell>
          <table:table-cell table:style-name="ce7" office:value-type="date" office:date-value="9999-12-31" calcext:value-type="date">
            <text:p>31.12.9999</text:p>
          </table:table-cell>
          <table:table-cell table:style-name="ce4" office:value-type="string" calcext:value-type="string">
            <text:p>I</text:p>
          </table:table-cell>
          <table:table-cell table:style-name="ce7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ttr1</text:p>
          </table:table-cell>
          <table:table-cell table:style-name="ce2" office:value-type="string" calcext:value-type="string">
            <text:p>attr2</text:p>
          </table:table-cell>
          <table:table-cell office:value-type="string" calcext:value-type="string">
            <text:p>gregor_dt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attr1</text:p>
          </table:table-cell>
          <table:table-cell office:value-type="string" calcext:value-type="string">
            <text:p>attr2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end_dt</text:p>
          </table:table-cell>
          <table:table-cell table:style-name="ce2" office:value-type="string" calcext:value-type="string">
            <text:p>ctl_action</text:p>
          </table:table-cell>
          <table:table-cell office:value-type="string" calcext:value-type="string">
            <text:p>ctl_datechange</text:p>
          </table:table-cell>
        </table:table-row>
        <table:table-row table:style-name="ro1">
          <table:table-cell table:style-name="ce3" office:value-type="date" office:date-value="2023-02-01" calcext:value-type="date">
            <text:p>01.02.2023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style-name="ce3" office:value-type="date" office:date-value="2023-02-01" calcext:value-type="date">
            <text:p>01.02.2023</text:p>
          </table:table-cell>
          <table:table-cell table:style-name="ce2" office:value-type="string" calcext:value-type="string">
            <text:p>Targ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1" calcext:value-type="float">
            <text:p>111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22" calcext:value-type="float">
            <text:p>222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33" calcext:value-type="float">
            <text:p>333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33" calcext:value-type="float">
            <text:p>333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55" calcext:value-type="float">
            <text:p>555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44" calcext:value-type="float">
            <text:p>444</text:p>
          </table:table-cell>
          <table:table-cell table:style-name="ce6" office:value-type="date" office:date-value="2023-02-01" calcext:value-type="date">
            <text:p>01.02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2-01" calcext:value-type="date">
            <text:p>01.02.202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" calcext:value-type="float">
            <text:p>666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55" calcext:value-type="float">
            <text:p>555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2023-01-31" calcext:value-type="date">
            <text:p>31.01.2023</text:p>
          </table:table-cell>
          <table:table-cell table:style-name="ce5" office:value-type="string" calcext:value-type="string">
            <text:p>U</text:p>
          </table:table-cell>
          <table:table-cell table:style-name="ce6" office:value-type="date" office:date-value="2023-02-01" calcext:value-type="date">
            <text:p>01.02.2023</text:p>
          </table:table-cell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1" calcext:value-type="float">
            <text:p>111</text:p>
          </table:table-cell>
          <table:table-cell table:style-name="ce7" office:value-type="date" office:date-value="2023-02-01" calcext:value-type="date">
            <text:p>01.02.2023</text:p>
          </table:table-cell>
          <table:table-cell table:style-name="ce6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555" calcext:value-type="float">
            <text:p>5555</text:p>
          </table:table-cell>
          <table:table-cell table:style-name="ce6" office:value-type="date" office:date-value="2023-02-01" calcext:value-type="date">
            <text:p>01.02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2-01" calcext:value-type="date">
            <text:p>01.02.2023</text:p>
          </table:table-cell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2" calcext:value-type="float">
            <text:p>222</text:p>
          </table:table-cell>
          <table:table-cell table:style-name="ce7" office:value-type="date" office:date-value="2023-02-01" calcext:value-type="date">
            <text:p>01.02.2023</text:p>
          </table:table-cell>
          <table:table-cell table:style-name="ce6"/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66" calcext:value-type="float">
            <text:p>666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2023-01-31" calcext:value-type="date">
            <text:p>31.01.2023</text:p>
          </table:table-cell>
          <table:table-cell table:style-name="ce5" office:value-type="string" calcext:value-type="string">
            <text:p>D</text:p>
          </table:table-cell>
          <table:table-cell table:style-name="ce6" office:value-type="date" office:date-value="2023-02-01" calcext:value-type="date">
            <text:p>01.02.2023</text:p>
          </table:table-cell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33" calcext:value-type="float">
            <text:p>333</text:p>
          </table:table-cell>
          <table:table-cell table:style-name="ce7" office:value-type="date" office:date-value="2023-02-01" calcext:value-type="date">
            <text:p>01.02.202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44" calcext:value-type="float">
            <text:p>444</text:p>
          </table:table-cell>
          <table:table-cell table:style-name="ce7" office:value-type="date" office:date-value="2023-02-01" calcext:value-type="date">
            <text:p>01.02.20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555" calcext:value-type="float">
            <text:p>5555</text:p>
          </table:table-cell>
          <table:table-cell table:style-name="ce7" office:value-type="date" office:date-value="2023-02-01" calcext:value-type="date">
            <text:p>01.02.2023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2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ttr1</text:p>
          </table:table-cell>
          <table:table-cell table:style-name="ce2" office:value-type="string" calcext:value-type="string">
            <text:p>attr2</text:p>
          </table:table-cell>
          <table:table-cell office:value-type="string" calcext:value-type="string">
            <text:p>gregor_dt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attr1</text:p>
          </table:table-cell>
          <table:table-cell office:value-type="string" calcext:value-type="string">
            <text:p>attr2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end_dt</text:p>
          </table:table-cell>
          <table:table-cell table:style-name="ce2" office:value-type="string" calcext:value-type="string">
            <text:p>ctl_action</text:p>
          </table:table-cell>
          <table:table-cell office:value-type="string" calcext:value-type="string">
            <text:p>ctl_datechange</text:p>
          </table:table-cell>
        </table:table-row>
        <table:table-row table:style-name="ro1">
          <table:table-cell table:style-name="ce3" office:value-type="date" office:date-value="2023-08-01" calcext:value-type="date">
            <text:p>01.08.2023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style-name="ce3" office:value-type="date" office:date-value="2023-08-01" calcext:value-type="date">
            <text:p>01.08.2023</text:p>
          </table:table-cell>
          <table:table-cell table:style-name="ce2" office:value-type="string" calcext:value-type="string">
            <text:p>Targ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1" calcext:value-type="float">
            <text:p>111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22" calcext:value-type="float">
            <text:p>222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2023-07-31" calcext:value-type="date">
            <text:p>31.07.2023</text:p>
          </table:table-cell>
          <table:table-cell table:style-name="ce5" office:value-type="string" calcext:value-type="string">
            <text:p>U</text:p>
          </table:table-cell>
          <table:table-cell table:style-name="ce6" office:value-type="date" office:date-value="2023-08-01" calcext:value-type="date">
            <text:p>01.08.202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33" calcext:value-type="float">
            <text:p>333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33" calcext:value-type="float">
            <text:p>333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1-01" calcext:value-type="date">
            <text:p>01.01.202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55" calcext:value-type="float">
            <text:p>555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44" calcext:value-type="float">
            <text:p>444</text:p>
          </table:table-cell>
          <table:table-cell table:style-name="ce6" office:value-type="date" office:date-value="2023-02-01" calcext:value-type="date">
            <text:p>01.02.2023</text:p>
          </table:table-cell>
          <table:table-cell table:style-name="ce6" office:value-type="date" office:date-value="2023-07-31" calcext:value-type="date">
            <text:p>31.07.2023</text:p>
          </table:table-cell>
          <table:table-cell table:style-name="ce5" office:value-type="string" calcext:value-type="string">
            <text:p>D</text:p>
          </table:table-cell>
          <table:table-cell table:style-name="ce6" office:value-type="date" office:date-value="2023-08-01" calcext:value-type="date">
            <text:p>01.08.202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" calcext:value-type="float">
            <text:p>666</text:p>
          </table:table-cell>
          <table:table-cell office:value-type="date" office:date-value="2023-01-01" calcext:value-type="date">
            <text:p>01.01.2023</text:p>
          </table:table-cell>
          <table:table-cell table:style-name="ce6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55" calcext:value-type="float">
            <text:p>555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2023-01-31" calcext:value-type="date">
            <text:p>31.01.2023</text:p>
          </table:table-cell>
          <table:table-cell table:style-name="ce5" office:value-type="string" calcext:value-type="string">
            <text:p>U</text:p>
          </table:table-cell>
          <table:table-cell table:style-name="ce6" office:value-type="date" office:date-value="2023-02-01" calcext:value-type="date">
            <text:p>01.02.202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date" office:date-value="2023-02-01" calcext:value-type="date">
            <text:p>01.02.2023</text:p>
          </table:table-cell>
          <table:table-cell table:style-name="ce6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555" calcext:value-type="float">
            <text:p>5555</text:p>
          </table:table-cell>
          <table:table-cell table:style-name="ce6" office:value-type="date" office:date-value="2023-02-01" calcext:value-type="date">
            <text:p>01.02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2-01" calcext:value-type="date">
            <text:p>01.02.202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date" office:date-value="2023-02-01" calcext:value-type="date">
            <text:p>01.02.2023</text:p>
          </table:table-cell>
          <table:table-cell table:style-name="ce6"/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66" calcext:value-type="float">
            <text:p>666</text:p>
          </table:table-cell>
          <table:table-cell table:style-name="ce6" office:value-type="date" office:date-value="2023-01-01" calcext:value-type="date">
            <text:p>01.01.2023</text:p>
          </table:table-cell>
          <table:table-cell table:style-name="ce6" office:value-type="date" office:date-value="2023-01-31" calcext:value-type="date">
            <text:p>31.01.2023</text:p>
          </table:table-cell>
          <table:table-cell table:style-name="ce5" office:value-type="string" calcext:value-type="string">
            <text:p>D</text:p>
          </table:table-cell>
          <table:table-cell table:style-name="ce6" office:value-type="date" office:date-value="2023-02-01" calcext:value-type="date">
            <text:p>01.02.202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33" calcext:value-type="float">
            <text:p>333</text:p>
          </table:table-cell>
          <table:table-cell office:value-type="date" office:date-value="2023-02-01" calcext:value-type="date">
            <text:p>01.02.2023</text:p>
          </table:table-cell>
          <table:table-cell table:style-name="ce6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222" calcext:value-type="float">
            <text:p>222</text:p>
          </table:table-cell>
          <table:table-cell table:style-name="ce6" office:value-type="date" office:date-value="2023-08-01" calcext:value-type="date">
            <text:p>01.08.2023</text:p>
          </table:table-cell>
          <table:table-cell table:style-name="ce6" office:value-type="date" office:date-value="9999-12-31" calcext:value-type="date">
            <text:p>31.12.9999</text:p>
          </table:table-cell>
          <table:table-cell table:style-name="ce5" office:value-type="string" calcext:value-type="string">
            <text:p>I</text:p>
          </table:table-cell>
          <table:table-cell table:style-name="ce6" office:value-type="date" office:date-value="2023-08-01" calcext:value-type="date">
            <text:p>01.08.202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44" calcext:value-type="float">
            <text:p>444</text:p>
          </table:table-cell>
          <table:table-cell office:value-type="date" office:date-value="2023-02-01" calcext:value-type="date">
            <text:p>01.02.2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555" calcext:value-type="float">
            <text:p>5555</text:p>
          </table:table-cell>
          <table:table-cell office:value-type="date" office:date-value="2023-02-01" calcext:value-type="date">
            <text:p>01.02.202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1" calcext:value-type="float">
            <text:p>111</text:p>
          </table:table-cell>
          <table:table-cell table:style-name="ce7" office:value-type="date" office:date-value="2023-08-01" calcext:value-type="date">
            <text:p>01.08.202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222" calcext:value-type="float">
            <text:p>222</text:p>
          </table:table-cell>
          <table:table-cell table:style-name="ce7" office:value-type="date" office:date-value="2023-08-01" calcext:value-type="date">
            <text:p>01.08.20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33" calcext:value-type="float">
            <text:p>333</text:p>
          </table:table-cell>
          <table:table-cell table:style-name="ce7" office:value-type="date" office:date-value="2023-08-01" calcext:value-type="date">
            <text:p>01.08.20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555" calcext:value-type="float">
            <text:p>5555</text:p>
          </table:table-cell>
          <table:table-cell table:style-name="ce7" office:value-type="date" office:date-value="2023-08-01" calcext:value-type="date">
            <text:p>01.08.202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1:01:31.586000000</meta:creation-date>
    <dc:date>2024-02-14T11:02:20.156000000</dc:date>
    <meta:editing-duration>PT49S</meta:editing-duration>
    <meta:editing-cycles>1</meta:editing-cycles>
    <meta:document-statistic meta:table-count="1" meta:cell-count="309" meta:object-count="0"/>
    <meta:generator>LibreOffice/7.6.4.1$Windows_X86_64 LibreOffice_project/e19e193f88cd6c0525a17fb7a176ed8e6a3e2aa1</meta:generator>
  </office:meta>
</office:document-meta>
</file>